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82b" officeooo:paragraph-rsid="0017282b"/>
    </style:style>
    <style:style style:name="P2" style:family="paragraph" style:parent-style-name="Text_20_body">
      <style:text-properties officeooo:paragraph-rsid="0017282b"/>
    </style:style>
    <style:style style:name="P3" style:family="paragraph" style:parent-style-name="Text_20_body">
      <style:text-properties officeooo:paragraph-rsid="0017282b" style:language-asian="zh" style:country-asian="CN"/>
    </style:style>
    <style:style style:name="P4" style:family="paragraph" style:parent-style-name="Text_20_body">
      <style:text-properties officeooo:paragraph-rsid="001dd6b5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6" style:family="paragraph" style:parent-style-name="Text_20_body">
      <style:text-properties officeooo:rsid="001dd6b5" officeooo:paragraph-rsid="001dd6b5" style:language-asian="zh" style:country-asian="CN"/>
    </style:style>
    <style:style style:name="T1" style:family="text">
      <style:text-properties officeooo:rsid="0017282b"/>
    </style:style>
    <style:style style:name="T2" style:family="text">
      <style:text-properties fo:language="zh" fo:country="CN"/>
    </style:style>
    <style:style style:name="T3" style:family="text">
      <style:text-properties fo:language="zh" fo:country="CN" officeooo:rsid="00192878" style:language-asian="zh" style:country-asian="CN"/>
    </style:style>
    <style:style style:name="T4" style:family="text">
      <style:text-properties fo:language="zh" fo:country="CN" officeooo:rsid="0017282b"/>
    </style:style>
    <style:style style:name="T5" style:family="text">
      <style:text-properties style:language-asian="zh" style:country-asian="CN"/>
    </style:style>
    <style:style style:name="T6" style:family="text">
      <style:text-properties officeooo:rsid="0017282b" style:language-asian="zh" style:country-asian="CN"/>
    </style:style>
    <style:style style:name="T7" style:family="text">
      <style:text-properties officeooo:rsid="00192878" style:language-asian="zh" style:country-asian="CN"/>
    </style:style>
    <style:style style:name="T8" style:family="text">
      <style:text-properties officeooo:rsid="0019fd44" style:language-asian="zh" style:country-asian="CN"/>
    </style:style>
    <style:style style:name="T9" style:family="text">
      <style:text-properties officeooo:rsid="001b24a2" style:language-asian="zh" style:country-asian="CN"/>
    </style:style>
    <style:style style:name="T10" style:family="text">
      <style:text-properties officeooo:rsid="001d036e" style:language-asian="zh" style:country-asian="CN"/>
    </style:style>
    <style:style style:name="T11" style:family="text">
      <style:text-properties officeooo:rsid="001dd6b5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曲率正则化防止图嵌入失真</text:p>
      <text:p text:style-name="P1">摘要</text:p>
      <text:p text:style-name="P2"><text:span text:style-name="T1"><text:tab/></text:span><text:span text:style-name="T5">最近对图嵌入的研究在各种应用中取得了成功。大多数图嵌入方法将图的邻近性保留到嵌入空间中的流形中。我们讨论了一个关于这种邻近性保留策略的重要但被忽视的问题：图拓扑模式虽然通过保留邻近性很好地保留到嵌入流形中，但可能会在环境嵌入欧几里德空间中扭曲，因此机器学习模型很难检测它们。为了解决这个问题，我们提出了曲率正则化，以强制嵌入流形的平坦度，从而防止失真。我们提出了一种新的基于角度的截面曲率，称为 </text:span><text:span text:style-name="T2">ABS </text:span><text:span text:style-name="T5">曲率，以及相应的三种曲率正则化，以在图嵌入过程中引入平面嵌入流形。我们将曲率正则化集成到五种流行的邻近保留嵌入方法中，两个应用程序的经验结果显示对各种开放图数据集的显着改进。</text:span></text:p>
      <text:p text:style-name="P3">问题公式化</text:p>
      <text:p text:style-name="P3"><text:tab/>为表述方便，本文仅考虑邻近保留节点嵌入的设置。 开发的方法可以很容易地扩展到其他图嵌入任务，例如边缘嵌入。 我们首先从几何角度描述邻近保留节点嵌入。</text:p>
      <text:p text:style-name="P2"><text:span text:style-name="T5"><text:tab/></text:span><text:span text:style-name="T6">G为图，V为点集，E为边集。eij链接节点vi和vj。f：vi-&gt;xi为使节点vi映射到d维向量表示xi的嵌入函数。表示xi可以被看作嵌入流形</text:span><text:span text:style-name="T7">M中的一点，X是节点集合。流形中的测地线多边形曲线，就像欧几里德空间中的直线，由 </text:span><text:span text:style-name="T3">P i,j </text:span><text:span text:style-name="T7">表示，并由图中最短路径上的有序节点定义。</text:span><text:span text:style-name="T6">测地多边形曲线的长度为测地距离</text:span><text:span text:style-name="T4">d M </text:span><text:span text:style-name="T6">。 流形嵌入环境欧几里得空间中，并且在任何点 </text:span><text:span text:style-name="T4">x i </text:span><text:span text:style-name="T6">周围，流形局部类似于欧几里得切线空间 </text:span><text:span text:style-name="T4">T x i M</text:span><text:span text:style-name="T6">。</text:span></text:p>
      <text:p text:style-name="P2"><text:span text:style-name="T6"><text:tab/></text:span><text:span text:style-name="T8">定义1 测地多边形曲线 ：对于图G的流形M中的两点xi和xj，两点间的测地多边形曲线Pi,j是由一系列边</text:span><text:span text:style-name="T9">Eq’,q’’,（q’,q’’）∈Ri,j指定的一条多边形曲线，其中Ri,j是一个经过排序的集合并且包含图G中节点i到j之间最短路径边的索引。</text:span></text:p>
      <text:p text:style-name="P4"><text:span text:style-name="T9"><text:tab/>定义</text:span><text:span text:style-name="T10">2 测地距离 ： 嵌入流形M中的测地距离是测地多边形曲线的长度。特别的，对于M中两点xi和xj，dM(xi,xj)= </text:span><text:span text:style-name="T11">∑</text:span><text:span text:style-name="T10">de</text:span><text:span text:style-name="T11">(xq’,xq’’) ,其中de(xq’,xq’’) 是沿着测地多边形曲线Pi,j中两个连续点之间的局部欧式距离。</text:span>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43:55.486431913</meta:creation-date>
    <meta:editing-duration>PT1H55M12S</meta:editing-duration>
    <meta:editing-cycles>3</meta:editing-cycles>
    <meta:generator>LibreOffice/6.4.7.2$Linux_X86_64 LibreOffice_project/40$Build-2</meta:generator>
    <dc:date>2021-12-04T13:09:36.827109606</dc:date>
    <meta:document-statistic meta:table-count="0" meta:image-count="0" meta:object-count="0" meta:page-count="1" meta:paragraph-count="9" meta:word-count="736" meta:character-count="843" meta:non-whitespace-character-count="812"/>
  </office:meta>
</office:document-meta>
</file>